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1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22cm"/>
    </style:style>
    <style:style style:name="co4" style:family="table-column">
      <style:table-column-properties fo:break-before="auto" style:column-width="6.193cm"/>
    </style:style>
    <style:style style:name="co5" style:family="table-column">
      <style:table-column-properties fo:break-before="auto" style:column-width="5.11cm"/>
    </style:style>
    <style:style style:name="co6" style:family="table-column">
      <style:table-column-properties fo:break-before="auto" style:column-width="4.5cm"/>
    </style:style>
    <style:style style:name="co7" style:family="table-column">
      <style:table-column-properties fo:break-before="auto" style:column-width="1.5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ticle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Titre</text:p>
          </table:table-cell>
          <table:table-cell office:value-type="string">
            <text:p>Prix</text:p>
          </table:table-cell>
          <table:table-cell office:value-type="string">
            <text:p>Socle carré</text:p>
          </table:table-cell>
          <table:table-cell office:value-type="string">
            <text:p>Socle rond</text:p>
          </table:table-cell>
          <table:table-cell office:value-type="string">
            <text:p>Photo 1</text:p>
          </table:table-cell>
          <table:table-cell office:value-type="string">
            <text:p>Photo 2</text:p>
          </table:table-cell>
          <table:table-cell office:value-type="string">
            <text:p>Photo 3</text:p>
          </table:table-cell>
          <table:table-cell office:value-type="string">
            <text:p>Photo 4</text:p>
          </table:table-cell>
          <table:table-cell office:value-type="string">
            <text:p>Photo 5</text:p>
          </table:table-cell>
          <table:table-cell office:value-type="string">
            <text:p>Photo 6</text:p>
          </table:table-cell>
        </table:table-row>
        <table:table-row table:style-name="ro1">
          <table:table-cell office:value-type="string">
            <text:p>Aki,Shaolin Hero</text:p>
          </table:table-cell>
          <table:table-cell office:value-type="string">
            <text:p>9 €</text:p>
          </table:table-cell>
          <table:table-cell office:value-type="string">
            <text:p>25x25 mm</text:p>
          </table:table-cell>
          <table:table-cell office:value-type="string">
            <text:p>25 mm</text:p>
          </table:table-cell>
          <table:table-cell office:value-type="string">
            <text:p>Aki,Shaolin Hero 1</text:p>
          </table:table-cell>
          <table:table-cell table:number-columns-repeated="5"/>
        </table:table-row>
        <table:table-row table:style-name="ro1">
          <table:table-cell office:value-type="string">
            <text:p>Akina on Giant Fukuro</text:p>
          </table:table-cell>
          <table:table-cell office:value-type="string">
            <text:p>45 €</text:p>
          </table:table-cell>
          <table:table-cell office:value-type="string">
            <text:p>50x50 mm</text:p>
          </table:table-cell>
          <table:table-cell/>
          <table:table-cell office:value-type="string">
            <text:p>Akina on Giant Fukuro 1</text:p>
          </table:table-cell>
          <table:table-cell table:number-columns-repeated="5"/>
        </table:table-row>
        <table:table-row table:style-name="ro1">
          <table:table-cell office:value-type="string">
            <text:p>Bareetachi Etat-Major</text:p>
          </table:table-cell>
          <table:table-cell office:value-type="string">
            <text:p>6 €</text:p>
          </table:table-cell>
          <table:table-cell office:value-type="string">
            <text:p>20x20 mm</text:p>
          </table:table-cell>
          <table:table-cell office:value-type="string">
            <text:p>20 mm</text:p>
          </table:table-cell>
          <table:table-cell office:value-type="string">
            <text:p>Bareetachi x10 1</text:p>
          </table:table-cell>
          <table:table-cell table:number-columns-repeated="5"/>
        </table:table-row>
        <table:table-row table:style-name="ro1">
          <table:table-cell office:value-type="string">
            <text:p>Bareetachi x10</text:p>
          </table:table-cell>
          <table:table-cell office:value-type="string">
            <text:p>18 €</text:p>
          </table:table-cell>
          <table:table-cell office:value-type="string">
            <text:p>20x20 mm</text:p>
          </table:table-cell>
          <table:table-cell office:value-type="string">
            <text:p>20 mm</text:p>
          </table:table-cell>
          <table:table-cell office:value-type="string">
            <text:p>Bareetachi x10 1</text:p>
          </table:table-cell>
          <table:table-cell table:number-columns-repeated="5"/>
        </table:table-row>
        <table:table-row table:style-name="ro1">
          <table:table-cell office:value-type="string">
            <text:p>Fukuro Archers x3</text:p>
          </table:table-cell>
          <table:table-cell office:value-type="string">
            <text:p>42 €</text:p>
          </table:table-cell>
          <table:table-cell office:value-type="string">
            <text:p>50x50 mm</text:p>
          </table:table-cell>
          <table:table-cell/>
          <table:table-cell office:value-type="string">
            <text:p>Fukuro Archers x3 1</text:p>
          </table:table-cell>
          <table:table-cell table:number-columns-repeated="5"/>
        </table:table-row>
        <table:table-row table:style-name="ro1">
          <table:table-cell office:value-type="string">
            <text:p>Fumetsu, Mugen Guard Etat-Major</text:p>
          </table:table-cell>
          <table:table-cell office:value-type="string">
            <text:p>12 €</text:p>
          </table:table-cell>
          <table:table-cell/>
          <table:table-cell office:value-type="string">
            <text:p>25 mm</text:p>
          </table:table-cell>
          <table:table-cell office:value-type="string">
            <text:p>Fumetsu, Mugen Guard Etat-Major 1</text:p>
          </table:table-cell>
          <table:table-cell office:value-type="string">
            <text:p>Fumetsu, Mugen Guard Etat-Major 2</text:p>
          </table:table-cell>
          <table:table-cell table:number-columns-repeated="4"/>
        </table:table-row>
        <table:table-row table:style-name="ro1">
          <table:table-cell office:value-type="string">
            <text:p>Fumetsu, Mugen Guard x10</text:p>
          </table:table-cell>
          <table:table-cell office:value-type="string">
            <text:p>24 €</text:p>
          </table:table-cell>
          <table:table-cell/>
          <table:table-cell office:value-type="string">
            <text:p>25 mm</text:p>
          </table:table-cell>
          <table:table-cell office:value-type="string">
            <text:p>Fumetsu, Mugen Guard x10 1</text:p>
          </table:table-cell>
          <table:table-cell office:value-type="string">
            <text:p>Fumetsu, Mugen Guard x10 2</text:p>
          </table:table-cell>
          <table:table-cell office:value-type="string">
            <text:p>Fumetsu, Mugen Guard x10 3</text:p>
          </table:table-cell>
          <table:table-cell office:value-type="string">
            <text:p>Fumetsu, Mugen Guard x10 4</text:p>
          </table:table-cell>
          <table:table-cell table:number-columns-repeated="2"/>
        </table:table-row>
        <table:table-row table:style-name="ro1">
          <table:table-cell office:value-type="string">
            <text:p>Hachidori Tengus x3</text:p>
          </table:table-cell>
          <table:table-cell office:value-type="string">
            <text:p>41 €</text:p>
          </table:table-cell>
          <table:table-cell office:value-type="string">
            <text:p>40x40 mm</text:p>
          </table:table-cell>
          <table:table-cell/>
          <table:table-cell office:value-type="string">
            <text:p>Hachidori Tengus x3 1</text:p>
          </table:table-cell>
          <table:table-cell table:number-columns-repeated="5"/>
        </table:table-row>
        <table:table-row table:style-name="ro1">
          <table:table-cell office:value-type="string">
            <text:p>Haku</text:p>
          </table:table-cell>
          <table:table-cell office:value-type="string">
            <text:p>190 €</text:p>
          </table:table-cell>
          <table:table-cell office:value-type="string">
            <text:p>150x100 mm</text:p>
          </table:table-cell>
          <table:table-cell/>
          <table:table-cell office:value-type="string">
            <text:p>Haku 1</text:p>
          </table:table-cell>
          <table:table-cell office:value-type="string">
            <text:p>Haku 2</text:p>
          </table:table-cell>
          <table:table-cell office:value-type="string">
            <text:p>Haku 3</text:p>
          </table:table-cell>
          <table:table-cell office:value-type="string">
            <text:p>Haku 4</text:p>
          </table:table-cell>
          <table:table-cell table:number-columns-repeated="2"/>
        </table:table-row>
        <table:table-row table:style-name="ro1">
          <table:table-cell office:value-type="string">
            <text:p>Hanako, kitsune druid on Kyubi</text:p>
          </table:table-cell>
          <table:table-cell office:value-type="string">
            <text:p>50 €</text:p>
          </table:table-cell>
          <table:table-cell office:value-type="string">
            <text:p>50x50 mm</text:p>
          </table:table-cell>
          <table:table-cell office:value-type="string">
            <text:p>55 mm</text:p>
          </table:table-cell>
          <table:table-cell office:value-type="string">
            <text:p>Hanako, kitsune druid on Kyubi 1</text:p>
          </table:table-cell>
          <table:table-cell office:value-type="string">
            <text:p>Hanako, kitsune druid on Kyubi 2</text:p>
          </table:table-cell>
          <table:table-cell table:number-columns-repeated="4"/>
        </table:table-row>
        <table:table-row table:style-name="ro1">
          <table:table-cell office:value-type="string">
            <text:p>Hiroto, Ougiwahi Whisperer</text:p>
          </table:table-cell>
          <table:table-cell office:value-type="string">
            <text:p>65 €</text:p>
          </table:table-cell>
          <table:table-cell office:value-type="string">
            <text:p>50x50 mm</text:p>
          </table:table-cell>
          <table:table-cell/>
          <table:table-cell office:value-type="string">
            <text:p>Hiroto, Ougiwahi Whisperer 1</text:p>
          </table:table-cell>
          <table:table-cell table:number-columns-repeated="5"/>
        </table:table-row>
        <table:table-row table:style-name="ro1">
          <table:table-cell office:value-type="string">
            <text:p>Kazumi, Kirin Queen</text:p>
          </table:table-cell>
          <table:table-cell office:value-type="string">
            <text:p>50 €</text:p>
          </table:table-cell>
          <table:table-cell office:value-type="string">
            <text:p>50x75 mm</text:p>
          </table:table-cell>
          <table:table-cell/>
          <table:table-cell office:value-type="string">
            <text:p>Kazumi, Kirin Queen 1</text:p>
          </table:table-cell>
          <table:table-cell office:value-type="string">
            <text:p>Kazumi, Kirin Queen 2</text:p>
          </table:table-cell>
          <table:table-cell office:value-type="string">
            <text:p>Kazumi, Kirin Queen 3</text:p>
          </table:table-cell>
          <table:table-cell office:value-type="string">
            <text:p>Kazumi, Kirin Queen 4</text:p>
          </table:table-cell>
          <table:table-cell table:number-columns-repeated="2"/>
        </table:table-row>
        <table:table-row table:style-name="ro1">
          <table:table-cell office:value-type="string">
            <text:p>kitsune on foot</text:p>
          </table:table-cell>
          <table:table-cell office:value-type="string">
            <text:p>3 €</text:p>
          </table:table-cell>
          <table:table-cell office:value-type="string">
            <text:p>20x20 mm</text:p>
          </table:table-cell>
          <table:table-cell office:value-type="string">
            <text:p>20 mm</text:p>
          </table:table-cell>
          <table:table-cell office:value-type="string">
            <text:p>kitsune on foot 1</text:p>
          </table:table-cell>
          <table:table-cell office:value-type="string">
            <text:p>kitsune on foot 2</text:p>
          </table:table-cell>
          <table:table-cell table:number-columns-repeated="4"/>
        </table:table-row>
        <table:table-row table:style-name="ro1">
          <table:table-cell office:value-type="string">
            <text:p>Kodama portal</text:p>
          </table:table-cell>
          <table:table-cell office:value-type="string">
            <text:p>72 €</text:p>
          </table:table-cell>
          <table:table-cell table:number-columns-repeated="2"/>
          <table:table-cell office:value-type="string">
            <text:p>Kodama portal 1</text:p>
          </table:table-cell>
          <table:table-cell table:number-columns-repeated="5"/>
        </table:table-row>
        <table:table-row table:style-name="ro1">
          <table:table-cell office:value-type="string">
            <text:p>Kodama tree &amp; guardian</text:p>
          </table:table-cell>
          <table:table-cell office:value-type="string">
            <text:p>48 €</text:p>
          </table:table-cell>
          <table:table-cell office:value-type="string">
            <text:p>75x75 mm</text:p>
          </table:table-cell>
          <table:table-cell/>
          <table:table-cell office:value-type="string">
            <text:p>Kodama tree &amp; guardian 1</text:p>
          </table:table-cell>
          <table:table-cell table:number-columns-repeated="5"/>
        </table:table-row>
        <table:table-row table:style-name="ro1">
          <table:table-cell office:value-type="string">
            <text:p>Kumakuro &amp; Hundun Riders no Wings x3</text:p>
          </table:table-cell>
          <table:table-cell office:value-type="string">
            <text:p>60 €</text:p>
          </table:table-cell>
          <table:table-cell office:value-type="string">
            <text:p>50x100 mm</text:p>
          </table:table-cell>
          <table:table-cell/>
          <table:table-cell office:value-type="string">
            <text:p>Kumakuro &amp; Hundun Riders no Wings x3 1</text:p>
          </table:table-cell>
          <table:table-cell table:number-columns-repeated="5"/>
        </table:table-row>
        <table:table-row table:style-name="ro1">
          <table:table-cell office:value-type="string">
            <text:p>Kumakuro &amp; Hundun Riders x3</text:p>
          </table:table-cell>
          <table:table-cell office:value-type="string">
            <text:p>65 €</text:p>
          </table:table-cell>
          <table:table-cell office:value-type="string">
            <text:p>50x100 mm</text:p>
          </table:table-cell>
          <table:table-cell/>
          <table:table-cell office:value-type="string">
            <text:p>Kumakuro &amp; Hundun Riders x3 1</text:p>
          </table:table-cell>
          <table:table-cell table:number-columns-repeated="5"/>
        </table:table-row>
        <table:table-row table:style-name="ro1">
          <table:table-cell office:value-type="string">
            <text:p>Kyomi &amp; Haru the eternal dancers</text:p>
          </table:table-cell>
          <table:table-cell office:value-type="string">
            <text:p>4 €</text:p>
          </table:table-cell>
          <table:table-cell office:value-type="string">
            <text:p>20x20 mm</text:p>
          </table:table-cell>
          <table:table-cell office:value-type="string">
            <text:p>20 mm</text:p>
          </table:table-cell>
          <table:table-cell office:value-type="string">
            <text:p>Kyomi &amp; Haru the eternal dancers 1</text:p>
          </table:table-cell>
          <table:table-cell table:number-columns-repeated="5"/>
        </table:table-row>
        <table:table-row table:style-name="ro1">
          <table:table-cell office:value-type="string">
            <text:p>Masaki, Ancien Druid</text:p>
          </table:table-cell>
          <table:table-cell office:value-type="string">
            <text:p>22 €</text:p>
          </table:table-cell>
          <table:table-cell/>
          <table:table-cell office:value-type="string">
            <text:p>50 mm</text:p>
          </table:table-cell>
          <table:table-cell office:value-type="string">
            <text:p>Masaki, Ancien Druid 1</text:p>
          </table:table-cell>
          <table:table-cell office:value-type="string">
            <text:p>Masaki, Ancien Druid 2</text:p>
          </table:table-cell>
          <table:table-cell office:value-type="string">
            <text:p>Masaki, Ancien Druid 3</text:p>
          </table:table-cell>
          <table:table-cell table:number-columns-repeated="3"/>
        </table:table-row>
        <table:table-row table:style-name="ro1">
          <table:table-cell office:value-type="string">
            <text:p>Nibi raiders Etat-Major</text:p>
          </table:table-cell>
          <table:table-cell office:value-type="string">
            <text:p>24 €</text:p>
          </table:table-cell>
          <table:table-cell office:value-type="string">
            <text:p>25x50 mm</text:p>
          </table:table-cell>
          <table:table-cell/>
          <table:table-cell office:value-type="string">
            <text:p>Nibi raiders Etat-Major 1</text:p>
          </table:table-cell>
          <table:table-cell table:number-columns-repeated="5"/>
        </table:table-row>
        <table:table-row table:style-name="ro1">
          <table:table-cell office:value-type="string">
            <text:p>Nibi raiders x5</text:p>
          </table:table-cell>
          <table:table-cell office:value-type="string">
            <text:p>29 €</text:p>
          </table:table-cell>
          <table:table-cell office:value-type="string">
            <text:p>25x50 mm</text:p>
          </table:table-cell>
          <table:table-cell/>
          <table:table-cell office:value-type="string">
            <text:p>Nibi raiders x5 1</text:p>
          </table:table-cell>
          <table:table-cell table:number-columns-repeated="5"/>
        </table:table-row>
        <table:table-row table:style-name="ro1">
          <table:table-cell office:value-type="string">
            <text:p>Ougiwahi Unit x3</text:p>
          </table:table-cell>
          <table:table-cell office:value-type="string">
            <text:p>70 €</text:p>
          </table:table-cell>
          <table:table-cell office:value-type="string">
            <text:p>50x50 mm</text:p>
          </table:table-cell>
          <table:table-cell/>
          <table:table-cell office:value-type="string">
            <text:p>Ougiwahi Unit x3 1</text:p>
          </table:table-cell>
          <table:table-cell table:number-columns-repeated="5"/>
        </table:table-row>
        <table:table-row table:style-name="ro1">
          <table:table-cell office:value-type="string">
            <text:p>Rikku empshells x3</text:p>
          </table:table-cell>
          <table:table-cell office:value-type="string">
            <text:p>20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Rikku empshells x3 1</text:p>
          </table:table-cell>
          <table:table-cell table:number-columns-repeated="5"/>
        </table:table-row>
        <table:table-row table:style-name="ro1">
          <table:table-cell office:value-type="string">
            <text:p>Rikku sheperd</text:p>
          </table:table-cell>
          <table:table-cell office:value-type="string">
            <text:p>29 €</text:p>
          </table:table-cell>
          <table:table-cell office:value-type="string">
            <text:p>40x40 mm</text:p>
          </table:table-cell>
          <table:table-cell office:value-type="string">
            <text:p>50 mm</text:p>
          </table:table-cell>
          <table:table-cell office:value-type="string">
            <text:p>Rikku sheperd 1</text:p>
          </table:table-cell>
          <table:table-cell table:number-columns-repeated="5"/>
        </table:table-row>
        <table:table-row table:style-name="ro1">
          <table:table-cell office:value-type="string">
            <text:p>Sakura Archers x10</text:p>
          </table:table-cell>
          <table:table-cell office:value-type="string">
            <text:p>16 €</text:p>
          </table:table-cell>
          <table:table-cell office:value-type="string">
            <text:p>25x25 mm</text:p>
          </table:table-cell>
          <table:table-cell office:value-type="string">
            <text:p>25 mm</text:p>
          </table:table-cell>
          <table:table-cell office:value-type="string">
            <text:p>Sakura Archers x10 1</text:p>
          </table:table-cell>
          <table:table-cell table:number-columns-repeated="5"/>
        </table:table-row>
        <table:table-row table:style-name="ro1">
          <table:table-cell office:value-type="string">
            <text:p>Saori ancien druit with nekokuro</text:p>
          </table:table-cell>
          <table:table-cell office:value-type="string">
            <text:p>32 €</text:p>
          </table:table-cell>
          <table:table-cell/>
          <table:table-cell office:value-type="string">
            <text:p>75 mm</text:p>
          </table:table-cell>
          <table:table-cell office:value-type="string">
            <text:p>Saori ancien druit with nekokuro 1</text:p>
          </table:table-cell>
          <table:table-cell table:number-columns-repeated="5"/>
        </table:table-row>
        <table:table-row table:style-name="ro1">
          <table:table-cell office:value-type="string">
            <text:p>Senzo no Guardian</text:p>
          </table:table-cell>
          <table:table-cell office:value-type="string">
            <text:p>80 €</text:p>
          </table:table-cell>
          <table:table-cell office:value-type="string">
            <text:p>80x80 mm</text:p>
          </table:table-cell>
          <table:table-cell office:value-type="string">
            <text:p>100 mm</text:p>
          </table:table-cell>
          <table:table-cell office:value-type="string">
            <text:p>Senzo no Guardian 1</text:p>
          </table:table-cell>
          <table:table-cell table:number-columns-repeated="5"/>
        </table:table-row>
        <table:table-row table:style-name="ro1">
          <table:table-cell office:value-type="string">
            <text:p>Shaolin Etat-Major</text:p>
          </table:table-cell>
          <table:table-cell office:value-type="string">
            <text:p>15 €</text:p>
          </table:table-cell>
          <table:table-cell office:value-type="string">
            <text:p>25x25 mm</text:p>
          </table:table-cell>
          <table:table-cell office:value-type="string">
            <text:p>25 mm</text:p>
          </table:table-cell>
          <table:table-cell office:value-type="string">
            <text:p>Shaolin Etat-Major 1</text:p>
          </table:table-cell>
          <table:table-cell office:value-type="string">
            <text:p>Shaolin Etat-Major 2</text:p>
          </table:table-cell>
          <table:table-cell table:number-columns-repeated="4"/>
        </table:table-row>
        <table:table-row table:style-name="ro1">
          <table:table-cell office:value-type="string">
            <text:p>Shaolin x10</text:p>
          </table:table-cell>
          <table:table-cell office:value-type="string">
            <text:p>39 €</text:p>
          </table:table-cell>
          <table:table-cell office:value-type="string">
            <text:p>25x25 mm</text:p>
          </table:table-cell>
          <table:table-cell office:value-type="string">
            <text:p>25 mm</text:p>
          </table:table-cell>
          <table:table-cell office:value-type="string">
            <text:p>Shaolin x10 1</text:p>
          </table:table-cell>
          <table:table-cell office:value-type="string">
            <text:p>Shaolin x10 2</text:p>
          </table:table-cell>
          <table:table-cell table:number-columns-repeated="4"/>
        </table:table-row>
        <table:table-row table:style-name="ro1">
          <table:table-cell office:value-type="string">
            <text:p>Shika raiders Etat-Major</text:p>
          </table:table-cell>
          <table:table-cell office:value-type="string">
            <text:p>30 €</text:p>
          </table:table-cell>
          <table:table-cell office:value-type="string">
            <text:p>25x50 mm</text:p>
          </table:table-cell>
          <table:table-cell/>
          <table:table-cell office:value-type="string">
            <text:p>Shika raiders Etat-Major 1</text:p>
          </table:table-cell>
          <table:table-cell table:number-columns-repeated="5"/>
        </table:table-row>
        <table:table-row table:style-name="ro1">
          <table:table-cell office:value-type="string">
            <text:p>Shika raiders x5</text:p>
          </table:table-cell>
          <table:table-cell office:value-type="string">
            <text:p>40 €</text:p>
          </table:table-cell>
          <table:table-cell office:value-type="string">
            <text:p>25x50 mm</text:p>
          </table:table-cell>
          <table:table-cell/>
          <table:table-cell office:value-type="string">
            <text:p>Shika raiders x5 1</text:p>
          </table:table-cell>
          <table:table-cell table:number-columns-repeated="5"/>
        </table:table-row>
        <table:table-row table:style-name="ro1">
          <table:table-cell office:value-type="string">
            <text:p>Shizen Avatar</text:p>
          </table:table-cell>
          <table:table-cell office:value-type="string">
            <text:p>48 €</text:p>
          </table:table-cell>
          <table:table-cell office:value-type="string">
            <text:p>50x75 mm</text:p>
          </table:table-cell>
          <table:table-cell/>
          <table:table-cell office:value-type="string">
            <text:p>Shizen Avatar 1</text:p>
          </table:table-cell>
          <table:table-cell table:number-columns-repeated="5"/>
        </table:table-row>
        <table:table-row table:style-name="ro1">
          <table:table-cell office:value-type="string">
            <text:p>Tomoki, the whistle, great druid</text:p>
          </table:table-cell>
          <table:table-cell office:value-type="string">
            <text:p>8 €</text:p>
          </table:table-cell>
          <table:table-cell office:value-type="string">
            <text:p>25x25 mm</text:p>
          </table:table-cell>
          <table:table-cell office:value-type="string">
            <text:p>25 mm</text:p>
          </table:table-cell>
          <table:table-cell office:value-type="string">
            <text:p>Tomoki, the whistle, great druid 1</text:p>
          </table:table-cell>
          <table:table-cell table:number-columns-repeated="5"/>
        </table:table-row>
        <table:table-row table:style-name="ro1">
          <table:table-cell office:value-type="string">
            <text:p>Tonbo Chariots</text:p>
          </table:table-cell>
          <table:table-cell office:value-type="string">
            <text:p>26 €</text:p>
          </table:table-cell>
          <table:table-cell office:value-type="string">
            <text:p>50x100 mm</text:p>
          </table:table-cell>
          <table:table-cell/>
          <table:table-cell office:value-type="string">
            <text:p>Tonbo Chariots 1</text:p>
          </table:table-cell>
          <table:table-cell office:value-type="string">
            <text:p>Tonbo Chariots 2</text:p>
          </table:table-cell>
          <table:table-cell office:value-type="string">
            <text:p>Tonbo Chariots 3</text:p>
          </table:table-cell>
          <table:table-cell table:number-columns-repeated="3"/>
        </table:table-row>
        <table:table-row table:style-name="ro1">
          <table:table-cell office:value-type="string">
            <text:p>Youta, Shika Rider Hero</text:p>
          </table:table-cell>
          <table:table-cell office:value-type="string">
            <text:p>21 €</text:p>
          </table:table-cell>
          <table:table-cell office:value-type="string">
            <text:p>50x50 mm</text:p>
          </table:table-cell>
          <table:table-cell/>
          <table:table-cell office:value-type="string">
            <text:p>Youta, Shika Rider Hero 1</text:p>
          </table:table-cell>
          <table:table-cell office:value-type="string">
            <text:p>Youta, Shika Rider Hero 2</text:p>
          </table:table-cell>
          <table:table-cell office:value-type="string">
            <text:p>Youta, Shika Rider Hero 3</text:p>
          </table:table-cell>
          <table:table-cell office:value-type="string">
            <text:p>Youta, Shika Rider Hero 4</text:p>
          </table:table-cell>
          <table:table-cell office:value-type="string">
            <text:p>Youta, Shika Rider Hero 5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13">13/07/2025</text:date>, <text:time>18:5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5-07-13T18:51:22.92</dc:date>
    <dc:creator>Ycham BOUNOUAR</dc:creator>
    <meta:editing-duration>PT4M1S</meta:editing-duration>
    <meta:editing-cycles>1</meta:editing-cycles>
    <meta:document-statistic meta:table-count="1" meta:cell-count="184" meta:object-count="0"/>
  </office:meta>
</office:document-meta>
</file>